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f061" officeooo:paragraph-rsid="0014f061"/>
    </style:style>
    <style:style style:name="P2" style:family="paragraph" style:parent-style-name="Standard">
      <style:text-properties officeooo:rsid="00164caa" officeooo:paragraph-rsid="00164caa"/>
    </style:style>
    <style:style style:name="P3" style:family="paragraph" style:parent-style-name="Standard">
      <style:text-properties officeooo:rsid="0016ac7e" officeooo:paragraph-rsid="0016ac7e"/>
    </style:style>
    <style:style style:name="P4" style:family="paragraph" style:parent-style-name="Standard">
      <style:text-properties officeooo:rsid="001847cd" officeooo:paragraph-rsid="001847cd"/>
    </style:style>
    <style:style style:name="P5" style:family="paragraph" style:parent-style-name="Standard">
      <style:text-properties officeooo:rsid="0019ad84" officeooo:paragraph-rsid="0019ad84"/>
    </style:style>
    <style:style style:name="P6" style:family="paragraph" style:parent-style-name="Standard">
      <style:text-properties officeooo:rsid="001b5c5e" officeooo:paragraph-rsid="001b5c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assword pdf: segill</text:p>
      <text:p text:style-name="P1">Progettare perché?</text:p>
      <text:p text:style-name="P1"/>
      <text:p text:style-name="P1">-evita errori</text:p>
      <text:p text:style-name="P1">-mantenimento</text:p>
      <text:p text:style-name="P1">-implementazione facile</text:p>
      <text:p text:style-name="P1"/>
      <text:p text:style-name="P1">Questo è software engineering, tante metodologie</text:p>
      <text:p text:style-name="P1"/>
      <text:p text:style-name="P1"/>
      <text:p text:style-name="P2">Come un muratore non metti solo un mattone dopo l’altro, devi vedere il plan</text:p>
      <text:p text:style-name="P2"/>
      <text:p text:style-name="P3">progettista software: non solo codice, requisiti anche</text:p>
      <text:p text:style-name="P3">saper attaccare assieme il codice di altri</text:p>
      <text:p text:style-name="P3"/>
      <text:p text:style-name="P3">Ingegneria software porta programmazione da artigianato a industria.</text:p>
      <text:p text:style-name="P3"/>
      <text:p text:style-name="P3">Arte: A mano da zero</text:p>
      <text:p text:style-name="P3">Artigianato: strumenti e riuso di basi</text:p>
      <text:p text:style-name="P3">Industria: Processo automatizzato</text:p>
      <text:p text:style-name="P3"/>
      <text:p text:style-name="P3">specifica: cosa vuole il cliente</text:p>
      <text:p text:style-name="P3">progetto: definizione astratta sistema</text:p>
      <text:p text:style-name="P3">realizzazione produzione sistema</text:p>
      <text:p text:style-name="P3">validazione debug</text:p>
      <text:p text:style-name="P3">mantenimento.</text:p>
      <text:p text:style-name="P3"/>
      <text:p text:style-name="P3">Processo può essere sequenziale: a cascata (Deus ex HR), se qualcosa non va in teoria ciccia.</text:p>
      <text:p text:style-name="P3">Oppure evolutivo (iterativo): si step by step, con prototipi che vengono migliorati nel tempo</text:p>
      <text:p text:style-name="P3">anche incrementale (iterativo), dove si completa un pezzettov per poi passare ad un altro</text:p>
      <text:p text:style-name="P3"/>
      <text:p text:style-name="P3">evolutivo, + controllato, - rischi, + contatto col cliente</text:p>
      <text:p text:style-name="P3"/>
      <text:p text:style-name="P3">Si usano i CASE (come IDE) come tools</text:p>
      <text:p text:style-name="P3">manutenzione sempre + importante, spesso costa &gt;50% del costo software</text:p>
      <text:p text:style-name="P3">manutenzione: correttiva, perfettiva</text:p>
      <text:p text:style-name="P3"/>
      <text:p text:style-name="P3">specifica: richieste e obiettivi quantificabili, il che cosa fa piuttosto che il come (implementazione)</text:p>
      <text:p text:style-name="P4">specifiche chiare, non ambigue, complete, incrementali (requisiti + importanti fare prima)</text:p>
      <text:p text:style-name="P4"/>
      <text:p text:style-name="P4">Modello FURPS</text:p>
      <text:p text:style-name="P4">Funzionalità</text:p>
      <text:p text:style-name="P4">Usabilità</text:p>
      <text:p text:style-name="P4">Affidabilità</text:p>
      <text:p text:style-name="P4">Performance</text:p>
      <text:p text:style-name="P4">Supportabilità</text:p>
      <text:p text:style-name="P4"/>
      <text:p text:style-name="P4">Descrizione requisiti utenti. Attento alle esigenze utente.</text:p>
      <text:p text:style-name="P4"/>
      <text:p text:style-name="P4">&gt;culture diverse: tu programmi, lui fa dildi</text:p>
      <text:p text:style-name="P4">&gt;livelli tecnici diversi</text:p>
      <text:p text:style-name="P4">&gt;ambiguità (utente chiama una cosa in modi diversi, oppure chiama cose diverse con stesso nome)</text:p>
      <text:p text:style-name="P4"><text:soft-page-break/></text:p>
      <text:p text:style-name="P4">manutenzione correttiva</text:p>
      <text:p text:style-name="P4">adattiva</text:p>
      <text:p text:style-name="P4">perfettiva</text:p>
      <text:p text:style-name="P4"/>
      <text:p text:style-name="P4">terminologia</text:p>
      <text:p text:style-name="P4"/>
      <text:p text:style-name="P4">Contratto: documento legalo tra fornitore e committente</text:p>
      <text:p text:style-name="P4">Committente: Chi paga il prodotto</text:p>
      <text:p text:style-name="P4">Fornitore: Chi produce il software</text:p>
      <text:p text:style-name="P4">Utente: Persona che usa il software, può coincidere col committente, ma anche no. Chiedere sempre a utente come lo vuole</text:p>
      <text:p text:style-name="P4">Fare dizionario dati: dove si scrivono cosa i termini significano</text:p>
      <text:p text:style-name="P4"/>
      <text:p text:style-name="P5">Un SRS è modificabile, tracciabile, completo (guarda slide pag 40 etc)</text:p>
      <text:p text:style-name="P5"/>
      <text:p text:style-name="P5"/>
      <text:p text:style-name="P6">Esercizio</text:p>
      <text:p text:style-name="P6"/>
      <text:p text:style-name="P6">autolavaggio</text:p>
      <text:p text:style-name="P6"/>
      <text:p text:style-name="P6">Conversione da euro a vbucks</text:p>
      <text:p text:style-name="P6">e tempo diverso per ogni tipo lavaggi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2T09:26:25.633000000</meta:creation-date>
    <dc:date>2023-04-12T12:48:41.132000000</dc:date>
    <meta:editing-duration>PT3H22M15S</meta:editing-duration>
    <meta:editing-cycles>7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51" meta:word-count="296" meta:character-count="2077" meta:non-whitespace-character-count="1832"/>
  </office:meta>
</office:document-meta>
</file>